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3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0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0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solid" draw:fill-color="#eeeee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35cm" svg:stroke-color="#808080" draw:stroke-linejoin="miter" svg:stroke-linecap="butt" draw:fill="solid" draw:fill-color="#eeeee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35cm" svg:stroke-color="#7aa7ff" draw:stroke-linejoin="miter" svg:stroke-linecap="butt" draw:fill="solid" draw:fill-color="#e8f1ff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6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7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svg:stroke-color="#808080" draw:stroke-linejoin="miter" svg:stroke-linecap="butt" draw:fill="solid" draw:fill-color="#ffffff" draw:textarea-horizontal-align="center" draw:textarea-vertical-align="middle" fo:padding-top="0.017cm" fo:padding-bottom="0.017cm" fo:padding-left="0.017cm" fo:padding-right="0.017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333333" draw:stroke-linejoin="miter" svg:stroke-linecap="butt" draw:fill="none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solid" svg:stroke-width="0.035cm" svg:stroke-color="#333333" draw:stroke-linejoin="miter" svg:stroke-linecap="butt" draw:fill="solid" draw:fill-color="#eeeeee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9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808080" draw:stroke-linejoin="miter" svg:stroke-linecap="butt" draw:fill="solid" draw:fill-color="#dde8cb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d3d3d3" draw:stroke-linejoin="miter" svg:stroke-linecap="butt" draw:fill="solid" draw:fill-color="#ffffd7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5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35cm" svg:stroke-color="#d3d3d3" draw:stroke-linejoin="miter" svg:stroke-linecap="butt" draw:fill="solid" draw:fill-color="#f5f5f5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13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69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77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47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16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9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3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7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7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3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d3d3d3" draw:stroke-linejoin="miter" svg:stroke-linecap="butt" draw:fill="solid" draw:fill-color="#fafafa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d3d3d3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3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d3d3d3" draw:stroke-linejoin="miter" svg:stroke-linecap="butt" draw:fill="solid" draw:fill-color="#f7fff7" fo:padding-top="0.017cm" fo:padding-bottom="0.017cm" fo:padding-left="0.017cm" fo:padding-right="0.017cm" loext:decorative="fals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7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solid" svg:stroke-width="0.035cm" svg:stroke-color="#d3d3d3" draw:stroke-linejoin="miter" svg:stroke-linecap="butt" draw:fill="solid" draw:fill-color="#fff9f0" fo:padding-top="0.017cm" fo:padding-bottom="0.017cm" fo:padding-left="0.017cm" fo:padding-right="0.017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1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d3d3d3" draw:stroke-linejoin="miter" svg:stroke-linecap="butt" draw:fill="solid" draw:fill-color="#f0f7ff" fo:padding-top="0.017cm" fo:padding-bottom="0.017cm" fo:padding-left="0.017cm" fo:padding-right="0.017cm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4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d3d3d3" draw:stroke-linejoin="miter" svg:stroke-linecap="butt" draw:fill="solid" draw:fill-color="#f8f8ff" fo:padding-top="0.017cm" fo:padding-bottom="0.017cm" fo:padding-left="0.017cm" fo:padding-right="0.017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7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5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6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5.31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34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6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2.81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35cm" svg:stroke-color="#54b36a" draw:stroke-linejoin="miter" svg:stroke-linecap="butt" draw:fill="solid" draw:fill-color="#f0fff4" fo:padding-top="0.017cm" fo:padding-bottom="0.017cm" fo:padding-left="0.017cm" fo:padding-right="0.017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4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7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92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72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26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47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5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07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 loext:decorative="fals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3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8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1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3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0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7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36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5.5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50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35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737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0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9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421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1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13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97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177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91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1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solid" draw:fill-color="#e8f1ff" loext:decorative="false"/>
    </style:style>
    <style:style style:name="gr100" style:family="graphic" style:parent-style-name="standard">
      <style:graphic-properties draw:stroke="solid" svg:stroke-width="0.035cm" svg:stroke-color="#7aa7ff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0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88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34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47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98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90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solid" draw:fill-color="#e8f1ff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style:paragraph-properties fo:margin-top="0.42cm" fo:margin-bottom="0.35cm" fo:text-align="center"/>
      <style:text-properties style:font-name="Helvetica1" fo:font-size="8.5pt" fo:font-weight="bold" style:font-size-asian="8.5pt" style:font-weight-asian="bold" style:font-size-complex="8.5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style:font-name="Helvetica1" fo:font-size="8.5pt" fo:font-weight="bold" style:font-size-asian="8.5pt" style:font-weight-asian="bold" style:font-size-complex="8.5pt" style:font-weight-complex="bold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solid" draw:fill-color="#dde8cb"/>
    </style:style>
    <style:style style:name="P14" style:family="paragraph">
      <loext:graphic-properties draw:fill="solid" draw:fill-color="#ffffd7"/>
    </style:style>
    <style:style style:name="P15" style:family="paragraph">
      <loext:graphic-properties draw:fill="solid" draw:fill-color="#f5f5f5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solid" draw:fill-color="#fafafa"/>
    </style:style>
    <style:style style:name="P18" style:family="paragraph">
      <loext:graphic-properties draw:fill="solid" draw:fill-color="#f7fff7"/>
    </style:style>
    <style:style style:name="P19" style:family="paragraph">
      <loext:graphic-properties draw:fill="solid" draw:fill-color="#fff9f0"/>
    </style:style>
    <style:style style:name="P20" style:family="paragraph">
      <loext:graphic-properties draw:fill="solid" draw:fill-color="#f0f7ff"/>
    </style:style>
    <style:style style:name="P21" style:family="paragraph">
      <loext:graphic-properties draw:fill="solid" draw:fill-color="#f8f8ff"/>
    </style:style>
    <style:style style:name="P2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3" style:family="paragraph">
      <loext:graphic-properties draw:fill="solid" draw:fill-color="#f0fff4"/>
    </style:style>
    <style:style style:name="P24" style:family="paragraph">
      <loext:graphic-properties draw:fill="none"/>
      <style:paragraph-properties fo:text-align="start"/>
      <style:text-properties fo:color="#000000" loext:opacity="100%" fo:font-size="8pt" style:font-size-asian="8pt" style:font-size-complex="8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3" style:family="text">
      <style:text-properties fo:color="#000000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4" style:family="text">
      <style:text-properties fo:color="#808080" loext:opacity="100%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T5" style:family="text">
      <style:text-properties fo:color="#000000" loext:opacity="100%"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T6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7" style:family="text">
      <style:text-properties style:font-name="Helvetica1" fo:font-size="8.5pt" fo:font-weight="bold" style:font-size-asian="8.5pt" style:font-weight-asian="bold" style:font-size-complex="8.5pt" style:font-weight-complex="bold"/>
    </style:style>
    <style:style style:name="T8" style:family="text">
      <style:text-properties fo:color="#000000" loext:opacity="100%" style:font-name="Helvetica" fo:font-size="16pt" fo:font-weight="bold" style:font-name-asian="Helvetica" style:font-size-asian="16pt" style:font-weight-asian="bold" style:font-name-complex="Helvetica" style:font-size-complex="16pt" style:font-weight-complex="bold"/>
    </style:style>
    <style:style style:name="T9" style:family="text">
      <style:text-properties fo:color="#000000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0" style:family="text">
      <style:text-properties fo:color="#000000" loext:opacity="100%" style:font-name="Helvetica" fo:font-size="15pt" fo:font-weight="bold" style:font-name-asian="Helvetica" style:font-size-asian="15pt" style:font-weight-asian="bold" style:font-name-complex="Helvetica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3.801cm" svg:x="2cm" svg:y="6.699cm" svg:viewBox="0 0 17001 3802" draw:points="0,0 17001,0 17001,3802 0,3802">
          <text:p/>
        </draw:polygon>
        <draw:frame draw:style-name="gr2" draw:text-style-name="P3" draw:layer="layout" svg:width="3.033cm" svg:height="0.391cm" svg:x="2cm" svg:y="5.901cm">
          <draw:text-box>
            <text:p text:style-name="P2"><text:span text:style-name="T1">Data: 2026-01-06</text:span></text:p>
          </draw:text-box>
        </draw:frame>
        <draw:frame draw:style-name="gr3" draw:text-style-name="P4" draw:layer="layout" svg:width="6.434cm" svg:height="0.352cm" svg:x="2.834cm" svg:y="8.302cm">
          <draw:text-box>
            <text:p text:style-name="P2"><text:span text:style-name="T2">• Retângulos: áreas/componentes da tela</text:span></text:p>
          </draw:text-box>
        </draw:frame>
        <draw:frame draw:style-name="gr4" draw:text-style-name="P4" draw:layer="layout" svg:width="8.405cm" svg:height="0.352cm" svg:x="2.834cm" svg:y="9.001cm">
          <draw:text-box>
            <text:p text:style-name="P2"><text:span text:style-name="T2">• Botões: ações principais (CRUD, Exportação, Login)</text:span></text:p>
          </draw:text-box>
        </draw:frame>
        <draw:frame draw:style-name="gr5" draw:text-style-name="P4" draw:layer="layout" svg:width="12.409cm" svg:height="0.352cm" svg:x="2.834cm" svg:y="9.701cm">
          <draw:text-box>
            <text:p text:style-name="P2"><text:span text:style-name="T2">• Observações: regras de acesso (perfil/ativo) e integrações (API/Elasticsearch)</text:span></text:p>
          </draw:text-box>
        </draw:frame>
        <draw:frame draw:style-name="gr6" draw:text-style-name="P3" draw:layer="layout" svg:width="1.82cm" svg:height="0.391cm" svg:x="2.11cm" svg:y="7.526cm">
          <draw:text-box>
            <text:p text:style-name="P2"><text:span text:style-name="T3">Legenda </text:span><text:span text:style-name="T1">:</text:span></text:p>
          </draw:text-box>
        </draw:frame>
        <draw:frame draw:style-name="gr7" draw:text-style-name="P3" draw:layer="layout" svg:width="12.71cm" svg:height="0.391cm" svg:x="2.117cm" svg:y="6.823cm">
          <draw:text-box>
            <text:p text:style-name="P2"><text:span text:style-name="T1">Objetivo: orientar o desenvolvimento e servir como evidência de entrega .</text:span></text:p>
          </draw:text-box>
        </draw:frame>
        <draw:frame draw:style-name="gr8" draw:text-style-name="P5" draw:layer="layout" svg:width="4.132cm" svg:height="0.496cm" svg:x="2.011cm" svg:y="4.59cm">
          <draw:text-box>
            <text:p text:style-name="P2"><text:span text:style-name="T4">Mockup de UI – v1</text:span></text:p>
          </draw:text-box>
        </draw:frame>
        <draw:frame draw:style-name="gr9" draw:text-style-name="P6" draw:layer="layout" svg:width="8.094cm" svg:height="0.848cm" svg:x="1.982cm" svg:y="3.331cm">
          <draw:text-box>
            <text:p text:style-name="P2"><text:span text:style-name="T5">ITInventory Asset TI</text:span></text:p>
          </draw:text-box>
        </draw:frame>
        <draw:polygon draw:style-name="gr10" draw:text-style-name="P7" draw:layer="layout" svg:width="15.999cm" svg:height="10.907cm" draw:transform="skewX (-0.00575958653158129) rotate (-0.00575958653158117) translate (2.4cm 11.8cm)" svg:viewBox="0 0 16000 10908" draw:points="0,0 16000,1 16000,10908 0,10907">
          <text:p/>
        </draw:polygon>
        <draw:polygon draw:style-name="gr11" draw:text-style-name="P7" draw:layer="layout" svg:width="12.249cm" svg:height="5.15cm" svg:x="4.65cm" svg:y="13.649cm" svg:viewBox="0 0 12250 5151" draw:points="0,0 12250,0 12250,5151 0,5151">
          <text:p/>
        </draw:polygon>
        <draw:polygon draw:style-name="gr12" draw:text-style-name="P8" draw:layer="layout" svg:width="3.899cm" svg:height="1.1cm" svg:x="8.15cm" svg:y="20.05cm" svg:viewBox="0 0 3900 1101" draw:points="0,0 3900,0 3900,1101 0,1101">
          <text:p/>
        </draw:polygon>
        <draw:frame draw:style-name="gr13" draw:text-style-name="P9" draw:layer="layout" svg:width="2.261cm" svg:height="0.319cm" svg:x="2.9cm" svg:y="12.3cm">
          <draw:text-box>
            <text:p text:style-name="P2"><text:span text:style-name="T6">Tela de Entrada</text:span></text:p>
          </draw:text-box>
        </draw:frame>
        <draw:frame draw:style-name="gr14" draw:text-style-name="P9" draw:layer="layout" svg:width="3.779cm" svg:height="0.319cm" svg:x="4.9cm" svg:y="14.05cm">
          <draw:text-box>
            <text:p text:style-name="P2"><text:span text:style-name="T6">Mensagem sobre o projeto</text:span></text:p>
          </draw:text-box>
        </draw:frame>
        <draw:frame draw:style-name="gr15" draw:text-style-name="P9" draw:layer="layout" svg:width="1.873cm" svg:height="0.319cm" svg:x="9.15cm" svg:y="20.481cm">
          <draw:text-box>
            <text:p text:style-name="P2"><text:span text:style-name="T6">Botão: Entrar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2" draw:style-name="dp1" draw:master-page-name="master-page32">
        <draw:frame draw:style-name="gr17" draw:text-style-name="P12" draw:layer="layout" svg:width="3.756cm" svg:height="0.564cm" svg:x="2cm" svg:y="1.565cm">
          <draw:text-box>
            <text:p text:style-name="P2"><text:span text:style-name="T8">Tela 1 – Login</text:span></text:p>
          </draw:text-box>
        </draw:frame>
        <draw:line draw:style-name="gr18" draw:text-style-name="P1" draw:layer="layout" svg:x1="2cm" svg:y1="2.9cm" svg:x2="19cm" svg:y2="2.9cm">
          <text:p/>
        </draw:line>
        <draw:polygon draw:style-name="gr19" draw:text-style-name="P7" draw:layer="layout" svg:width="10.999cm" svg:height="9.551cm" draw:transform="skewX (-0.00733038285837618) rotate (-0.00733038285837597) translate (4.9cm 9.8cm)" svg:viewBox="0 0 11000 9552" draw:points="0,0 11000,1 11000,9552 0,9551">
          <text:p/>
        </draw:polygon>
        <draw:frame draw:style-name="gr20" draw:text-style-name="P4" draw:layer="layout" svg:width="8.694cm" svg:height="0.352cm" svg:x="2cm" svg:y="2.328cm">
          <draw:text-box>
            <text:p text:style-name="P2"><text:span text:style-name="T2">Acesso via e-mail e senha; bloqueio por usuário inativo.</text:span></text:p>
          </draw:text-box>
        </draw:frame>
        <draw:polygon draw:style-name="gr21" draw:text-style-name="P13" draw:layer="layout" svg:width="8cm" svg:height="1.001cm" svg:x="6.5cm" svg:y="11.649cm" svg:viewBox="0 0 8001 1002" draw:points="0,0 8001,0 8001,1002 0,1002">
          <text:p/>
        </draw:polygon>
        <draw:polygon draw:style-name="gr21" draw:text-style-name="P13" draw:layer="layout" svg:width="8cm" svg:height="1cm" svg:x="6.5cm" svg:y="13.15cm" svg:viewBox="0 0 8001 1001" draw:points="0,0 8001,0 8001,1001 0,1001">
          <text:p/>
        </draw:polygon>
        <draw:polygon draw:style-name="gr12" draw:text-style-name="P8" draw:layer="layout" svg:width="8cm" svg:height="1.1cm" svg:x="6.5cm" svg:y="15.049cm" svg:viewBox="0 0 8001 1101" draw:points="0,0 8001,0 8001,1101 0,1101">
          <text:p/>
        </draw:polygon>
        <draw:polygon draw:style-name="gr22" draw:text-style-name="P14" draw:layer="layout" svg:width="8cm" svg:height="1cm" svg:x="6.5cm" svg:y="16.65cm" svg:viewBox="0 0 8001 1001" draw:points="0,0 8001,0 8001,1001 0,1001">
          <text:p/>
        </draw:polygon>
        <draw:frame draw:style-name="gr23" draw:text-style-name="P9" draw:layer="layout" svg:width="1.555cm" svg:height="0.319cm" svg:x="5.641cm" svg:y="10.564cm">
          <draw:text-box>
            <text:p text:style-name="P2"><text:span text:style-name="T6">Card Login</text:span></text:p>
          </draw:text-box>
        </draw:frame>
        <draw:frame draw:style-name="gr24" draw:text-style-name="P9" draw:layer="layout" svg:width="0.902cm" svg:height="0.319cm" svg:x="6.641cm" svg:y="11.864cm">
          <draw:text-box>
            <text:p text:style-name="P2"><text:span text:style-name="T6">E-mail</text:span></text:p>
          </draw:text-box>
        </draw:frame>
        <draw:frame draw:style-name="gr25" draw:text-style-name="P9" draw:layer="layout" svg:width="0.92cm" svg:height="0.319cm" svg:x="6.641cm" svg:y="13.364cm">
          <draw:text-box>
            <text:p text:style-name="P2"><text:span text:style-name="T6">Senha</text:span></text:p>
          </draw:text-box>
        </draw:frame>
        <draw:frame draw:style-name="gr15" draw:text-style-name="P9" draw:layer="layout" svg:width="1.873cm" svg:height="0.319cm" svg:x="6.641cm" svg:y="15.263cm">
          <draw:text-box>
            <text:p text:style-name="P2"><text:span text:style-name="T6">Botão: Entrar</text:span></text:p>
          </draw:text-box>
        </draw:frame>
        <draw:polygon draw:style-name="gr26" draw:text-style-name="P15" draw:layer="layout" svg:width="8.899cm" svg:height="2.2cm" svg:x="2cm" svg:y="25.5cm" svg:viewBox="0 0 8900 2201" draw:points="0,0 8900,0 8900,2201 0,2201">
          <text:p/>
        </draw:polygon>
        <draw:frame draw:style-name="gr27" draw:text-style-name="P16" draw:layer="layout" svg:width="4.133cm" svg:height="0.285cm" svg:x="6.641cm" svg:y="16.855cm">
          <draw:text-box>
            <text:p text:style-name="P2"><text:span text:style-name="T9">Mensagens: erro/401/403/inativo</text:span></text:p>
          </draw:text-box>
        </draw:frame>
        <draw:frame draw:style-name="gr28" draw:text-style-name="P16" draw:layer="layout" svg:width="0.995cm" svg:height="0.285cm" svg:x="2.25cm" svg:y="25.733cm">
          <draw:text-box>
            <text:p text:style-name="P2"><text:span text:style-name="T9">Regras:</text:span></text:p>
          </draw:text-box>
        </draw:frame>
        <draw:frame draw:style-name="gr29" draw:text-style-name="P16" draw:layer="layout" svg:width="3.696cm" svg:height="0.285cm" svg:x="2.25cm" svg:y="26.033cm">
          <draw:text-box>
            <text:p text:style-name="P2"><text:span text:style-name="T9">• Usuário inativo: negar login.</text:span></text:p>
          </draw:text-box>
        </draw:frame>
        <draw:frame draw:style-name="gr30" draw:text-style-name="P16" draw:layer="layout" svg:width="7.779cm" svg:height="0.285cm" svg:x="2.25cm" svg:y="26.333cm">
          <draw:text-box>
            <text:p text:style-name="P2"><text:span text:style-name="T9">• Token JWT salvo (localStorage) e usado em chamadas API.</text:span></text:p>
          </draw:text-box>
        </draw:frame>
        <draw:frame draw:style-name="gr31" draw:text-style-name="P16" draw:layer="layout" svg:width="7.471cm" svg:height="0.285cm" svg:x="2.25cm" svg:y="26.633cm">
          <draw:text-box>
            <text:p text:style-name="P2"><text:span text:style-name="T9">• Em produção, API deve ser HTTPS (Vercel + ngrok/infra).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3" draw:style-name="dp1" draw:master-page-name="master-page32">
        <draw:line draw:style-name="gr18" draw:text-style-name="P1" draw:layer="layout" svg:x1="2cm" svg:y1="2.9cm" svg:x2="19cm" svg:y2="2.9cm">
          <text:p/>
        </draw:line>
        <draw:polygon draw:style-name="gr26" draw:text-style-name="P15" draw:layer="layout" svg:width="5.2cm" svg:height="24.15cm" svg:x="2cm" svg:y="3.55cm" svg:viewBox="0 0 5201 24151" draw:points="0,0 5201,0 5201,24151 0,24151">
          <text:p/>
        </draw:polygon>
        <draw:frame draw:style-name="gr32" draw:text-style-name="P12" draw:layer="layout" svg:width="5.165cm" svg:height="0.564cm" svg:x="2cm" svg:y="1.565cm">
          <draw:text-box>
            <text:p text:style-name="P2"><text:span text:style-name="T8">Tela 2 – Dashboard</text:span></text:p>
          </draw:text-box>
        </draw:frame>
        <draw:frame draw:style-name="gr33" draw:text-style-name="P9" draw:layer="layout" svg:width="0.796cm" svg:height="0.319cm" svg:x="2.141cm" svg:y="4.214cm">
          <draw:text-box>
            <text:p text:style-name="P2"><text:span text:style-name="T6">Menu</text:span></text:p>
          </draw:text-box>
        </draw:frame>
        <draw:frame draw:style-name="gr34" draw:text-style-name="P9" draw:layer="layout" svg:width="1.755cm" svg:height="0.319cm" svg:x="2.4cm" svg:y="4.955cm">
          <draw:text-box>
            <text:p text:style-name="P2"><text:span text:style-name="T6">• Dashboard</text:span></text:p>
          </draw:text-box>
        </draw:frame>
        <draw:frame draw:style-name="gr35" draw:text-style-name="P9" draw:layer="layout" svg:width="2.231cm" svg:height="0.319cm" svg:x="2.4cm" svg:y="5.505cm">
          <draw:text-box>
            <text:p text:style-name="P2"><text:span text:style-name="T6">• Equipamentos</text:span></text:p>
          </draw:text-box>
        </draw:frame>
        <draw:frame draw:style-name="gr36" draw:text-style-name="P9" draw:layer="layout" svg:width="4.172cm" svg:height="0.319cm" svg:x="2.4cm" svg:y="6.055cm">
          <draw:text-box>
            <text:p text:style-name="P2"><text:span text:style-name="T6">• Busca Textual Equipamento</text:span></text:p>
          </draw:text-box>
        </draw:frame>
        <draw:frame draw:style-name="gr37" draw:text-style-name="P9" draw:layer="layout" svg:width="2.777cm" svg:height="0.319cm" svg:x="2.4cm" svg:y="6.605cm">
          <draw:text-box>
            <text:p text:style-name="P2"><text:span text:style-name="T6">• Usuários (ADMIN)</text:span></text:p>
          </draw:text-box>
        </draw:frame>
        <draw:frame draw:style-name="gr38" draw:text-style-name="P9" draw:layer="layout" svg:width="2.336cm" svg:height="0.319cm" svg:x="2.4cm" svg:y="7.155cm">
          <draw:text-box>
            <text:p text:style-name="P2"><text:span text:style-name="T6">• Perfis (ADMIN)</text:span></text:p>
          </draw:text-box>
        </draw:frame>
        <draw:polygon draw:style-name="gr39" draw:text-style-name="P17" draw:layer="layout" svg:width="11.501cm" svg:height="1.801cm" svg:x="7.499cm" svg:y="3.599cm" svg:viewBox="0 0 11502 1802" draw:points="0,0 11502,0 11502,1802 0,1802">
          <text:p/>
        </draw:polygon>
        <draw:polygon draw:style-name="gr40" draw:text-style-name="P1" draw:layer="layout" svg:width="12.5cm" svg:height="21.9cm" svg:x="7.499cm" svg:y="5.8cm" svg:viewBox="0 0 12501 21901" draw:points="0,0 12501,0 12501,21901 0,21901">
          <text:p/>
        </draw:polygon>
        <draw:frame draw:style-name="gr41" draw:text-style-name="P9" draw:layer="layout" svg:width="0.766cm" svg:height="0.319cm" svg:x="2.4cm" svg:y="7.705cm">
          <draw:text-box>
            <text:p text:style-name="P2"><text:span text:style-name="T6">• Sair</text:span></text:p>
          </draw:text-box>
        </draw:frame>
        <draw:frame draw:style-name="gr42" draw:text-style-name="P9" draw:layer="layout" svg:width="1.008cm" svg:height="0.319cm" svg:x="7.65cm" svg:y="3.8cm">
          <draw:text-box>
            <text:p text:style-name="P2"><text:span text:style-name="T6">Topbar</text:span></text:p>
          </draw:text-box>
        </draw:frame>
        <draw:frame draw:style-name="gr43" draw:text-style-name="P9" draw:layer="layout" svg:width="6.308cm" svg:height="0.319cm" svg:x="7.842cm" svg:y="4.481cm">
          <draw:text-box>
            <text:p text:style-name="P2"><text:span text:style-name="T6">Usuário logado | Perfil | Status (Ativo/Inativo)</text:span></text:p>
          </draw:text-box>
        </draw:frame>
        <draw:polygon draw:style-name="gr44" draw:text-style-name="P18" draw:layer="layout" svg:width="5.499cm" svg:height="2.999cm" svg:x="7.65cm" svg:y="6.55cm" svg:viewBox="0 0 5500 3000" draw:points="0,0 5500,0 5500,3000 0,3000">
          <text:p/>
        </draw:polygon>
        <draw:frame draw:style-name="gr45" draw:text-style-name="P9" draw:layer="layout" svg:width="1.379cm" svg:height="0.319cm" svg:x="7.771cm" svg:y="5.981cm">
          <draw:text-box>
            <text:p text:style-name="P2"><text:span text:style-name="T6">Conteúdo</text:span></text:p>
          </draw:text-box>
        </draw:frame>
        <draw:polygon draw:style-name="gr46" draw:text-style-name="P19" draw:layer="layout" svg:width="4.999cm" svg:height="2.999cm" svg:x="13.9cm" svg:y="6.55cm" svg:viewBox="0 0 5000 3000" draw:points="0,0 5000,0 5000,3000 0,3000">
          <text:p/>
        </draw:polygon>
        <draw:frame draw:style-name="gr47" draw:text-style-name="P9" draw:layer="layout" svg:width="3.514cm" svg:height="0.319cm" svg:x="7.886cm" svg:y="6.8cm">
          <draw:text-box>
            <text:p text:style-name="P2"><text:span text:style-name="T6">KPI: Total Equipamentos</text:span></text:p>
          </draw:text-box>
        </draw:frame>
        <draw:polygon draw:style-name="gr48" draw:text-style-name="P20" draw:layer="layout" svg:width="5.499cm" svg:height="3cm" svg:x="7.65cm" svg:y="10.05cm" svg:viewBox="0 0 5500 3001" draw:points="0,0 5500,0 5500,3001 0,3001">
          <text:p/>
        </draw:polygon>
        <draw:frame draw:style-name="gr49" draw:text-style-name="P9" draw:layer="layout" svg:width="3.249cm" svg:height="0.319cm" svg:x="14.151cm" svg:y="6.8cm">
          <draw:text-box>
            <text:p text:style-name="P2"><text:span text:style-name="T6">KPI: Em Uso / Estoque</text:span></text:p>
          </draw:text-box>
        </draw:frame>
        <draw:polygon draw:style-name="gr50" draw:text-style-name="P21" draw:layer="layout" svg:width="4.999cm" svg:height="3cm" svg:x="13.9cm" svg:y="10.049cm" svg:viewBox="0 0 5000 3001" draw:points="0,0 5000,0 5000,3001 0,3001">
          <text:p/>
        </draw:polygon>
        <draw:frame draw:style-name="gr51" draw:text-style-name="P9" draw:layer="layout" svg:width="3.92cm" svg:height="0.319cm" svg:x="7.98cm" svg:y="10.481cm">
          <draw:text-box>
            <text:p text:style-name="P2"><text:span text:style-name="T6">KPI: Manutenção / Garantia</text:span></text:p>
          </draw:text-box>
        </draw:frame>
        <draw:polygon draw:style-name="gr26" draw:text-style-name="P15" draw:layer="layout" svg:width="9cm" svg:height="2.2cm" svg:x="8cm" svg:y="25.2cm" svg:viewBox="0 0 9001 2201" draw:points="0,0 9001,0 9001,2201 0,2201">
          <text:p/>
        </draw:polygon>
        <draw:frame draw:style-name="gr52" draw:text-style-name="P9" draw:layer="layout" svg:width="3.178cm" svg:height="0.319cm" svg:x="14.15cm" svg:y="10.481cm">
          <draw:text-box>
            <text:p text:style-name="P2"><text:span text:style-name="T6">Atalhos: Exportar CSV</text:span></text:p>
          </draw:text-box>
        </draw:frame>
        <draw:frame draw:style-name="gr53" draw:text-style-name="P16" draw:layer="layout" svg:width="2.052cm" svg:height="0.285cm" svg:x="8.25cm" svg:y="25.433cm">
          <draw:text-box>
            <text:p text:style-name="P2"><text:span text:style-name="T9">Fonte de dados:</text:span></text:p>
          </draw:text-box>
        </draw:frame>
        <draw:frame draw:style-name="gr54" draw:text-style-name="P16" draw:layer="layout" svg:width="4.689cm" svg:height="0.285cm" svg:x="8.25cm" svg:y="25.733cm">
          <draw:text-box>
            <text:p text:style-name="P2"><text:span text:style-name="T9">• Equipamentos: API /api/equipments</text:span></text:p>
          </draw:text-box>
        </draw:frame>
        <draw:frame draw:style-name="gr55" draw:text-style-name="P16" draw:layer="layout" svg:width="5.319cm" svg:height="0.285cm" svg:x="8.25cm" svg:y="26.033cm">
          <draw:text-box>
            <text:p text:style-name="P2"><text:span text:style-name="T9">• Perfil do usuário: /api/usuarios/my-profile</text:span></text:p>
          </draw:text-box>
        </draw:frame>
        <draw:frame draw:style-name="gr56" draw:text-style-name="P16" draw:layer="layout" svg:width="6.342cm" svg:height="0.285cm" svg:x="8.25cm" svg:y="26.333cm">
          <draw:text-box>
            <text:p text:style-name="P2"><text:span text:style-name="T9">• Visibilidade do menu 'Usuários' somente ADMIN.</text:span></text:p>
          </draw:text-box>
        </draw:frame>
        <draw:frame draw:style-name="gr57" draw:text-style-name="P4" draw:layer="layout" svg:width="5.862cm" svg:height="0.352cm" svg:x="2.011cm" svg:y="2.3cm">
          <draw:text-box>
            <text:p text:style-name="P2"><text:span text:style-name="T2">Navegação e componentes principais</text:span></text:p>
          </draw:text-box>
        </draw:frame>
        <draw:frame draw:style-name="gr58" draw:text-style-name="P22" draw:layer="layout" svg:width="4.25cm" svg:height="0.319cm" svg:x="2.4cm" svg:y="11.051cm">
          <draw:text-box>
            <text:p text:style-name="P2"><text:span text:style-name="T6">• Image Translúcido/Nítido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4" draw:style-name="dp1" draw:master-page-name="master-page32">
        <draw:line draw:style-name="gr18" draw:text-style-name="P1" draw:layer="layout" svg:x1="2cm" svg:y1="2.9cm" svg:x2="19cm" svg:y2="2.9cm">
          <text:p/>
        </draw:line>
        <draw:polygon draw:style-name="gr26" draw:text-style-name="P15" draw:layer="layout" svg:width="5.2cm" svg:height="24.2cm" svg:x="1.9cm" svg:y="3.3cm" svg:viewBox="0 0 5201 24201" draw:points="0,0 5201,0 5201,24201 0,24201">
          <text:p/>
        </draw:polygon>
        <draw:frame draw:style-name="gr59" draw:text-style-name="P12" draw:layer="layout" svg:width="12.815cm" svg:height="0.564cm" svg:x="2cm" svg:y="1.565cm">
          <draw:text-box>
            <text:p text:style-name="P2"><text:span text:style-name="T8">Tela 3 – Equipamentos (Listagem + Exportação)</text:span></text:p>
          </draw:text-box>
        </draw:frame>
        <draw:frame draw:style-name="gr33" draw:text-style-name="P9" draw:layer="layout" svg:width="0.796cm" svg:height="0.319cm" svg:x="2.141cm" svg:y="4.214cm">
          <draw:text-box>
            <text:p text:style-name="P2"><text:span text:style-name="T6">Menu</text:span></text:p>
          </draw:text-box>
        </draw:frame>
        <draw:frame draw:style-name="gr34" draw:text-style-name="P9" draw:layer="layout" svg:width="1.755cm" svg:height="0.319cm" svg:x="2.4cm" svg:y="4.955cm">
          <draw:text-box>
            <text:p text:style-name="P2"><text:span text:style-name="T6">• Dashboard</text:span></text:p>
          </draw:text-box>
        </draw:frame>
        <draw:frame draw:style-name="gr35" draw:text-style-name="P9" draw:layer="layout" svg:width="2.231cm" svg:height="0.319cm" svg:x="2.4cm" svg:y="5.505cm">
          <draw:text-box>
            <text:p text:style-name="P2"><text:span text:style-name="T6">• Equipamentos</text:span></text:p>
          </draw:text-box>
        </draw:frame>
        <draw:frame draw:style-name="gr36" draw:text-style-name="P9" draw:layer="layout" svg:width="4.172cm" svg:height="0.319cm" svg:x="2.4cm" svg:y="6.055cm">
          <draw:text-box>
            <text:p text:style-name="P2"><text:span text:style-name="T6">• Busca Textual Equipamento</text:span></text:p>
          </draw:text-box>
        </draw:frame>
        <draw:frame draw:style-name="gr37" draw:text-style-name="P9" draw:layer="layout" svg:width="2.777cm" svg:height="0.319cm" svg:x="2.4cm" svg:y="6.605cm">
          <draw:text-box>
            <text:p text:style-name="P2"><text:span text:style-name="T6">• Usuários (ADMIN)</text:span></text:p>
          </draw:text-box>
        </draw:frame>
        <draw:frame draw:style-name="gr38" draw:text-style-name="P9" draw:layer="layout" svg:width="2.336cm" svg:height="0.319cm" svg:x="2.4cm" svg:y="7.155cm">
          <draw:text-box>
            <text:p text:style-name="P2"><text:span text:style-name="T6">• Perfis (ADMIN)</text:span></text:p>
          </draw:text-box>
        </draw:frame>
        <draw:polygon draw:style-name="gr39" draw:text-style-name="P17" draw:layer="layout" svg:width="11.501cm" svg:height="1.801cm" svg:x="7.499cm" svg:y="3.599cm" svg:viewBox="0 0 11502 1802" draw:points="0,0 11502,0 11502,1802 0,1802">
          <text:p/>
        </draw:polygon>
        <draw:polygon draw:style-name="gr40" draw:text-style-name="P1" draw:layer="layout" svg:width="12.5cm" svg:height="21.9cm" svg:x="7.499cm" svg:y="5.8cm" svg:viewBox="0 0 12501 21901" draw:points="0,0 12501,0 12501,21901 0,21901">
          <text:p/>
        </draw:polygon>
        <draw:polygon draw:style-name="gr40" draw:text-style-name="P1" draw:layer="layout" svg:width="10.799cm" svg:height="1.3cm" svg:x="8cm" svg:y="6.9cm" svg:viewBox="0 0 10800 1301" draw:points="0,0 10800,0 10800,1301 0,1301">
          <text:p/>
        </draw:polygon>
        <draw:frame draw:style-name="gr41" draw:text-style-name="P9" draw:layer="layout" svg:width="0.766cm" svg:height="0.319cm" svg:x="2.4cm" svg:y="7.705cm">
          <draw:text-box>
            <text:p text:style-name="P2"><text:span text:style-name="T6">• Sair</text:span></text:p>
          </draw:text-box>
        </draw:frame>
        <draw:frame draw:style-name="gr42" draw:text-style-name="P9" draw:layer="layout" svg:width="1.008cm" svg:height="0.319cm" svg:x="7.641cm" svg:y="3.814cm">
          <draw:text-box>
            <text:p text:style-name="P2"><text:span text:style-name="T6">Topbar</text:span></text:p>
          </draw:text-box>
        </draw:frame>
        <draw:frame draw:style-name="gr43" draw:text-style-name="P9" draw:layer="layout" svg:width="6.308cm" svg:height="0.319cm" svg:x="8.092cm" svg:y="4.481cm">
          <draw:text-box>
            <text:p text:style-name="P2"><text:span text:style-name="T6">Usuário logado | Perfil | Status (Ativo/Inativo)</text:span></text:p>
          </draw:text-box>
        </draw:frame>
        <draw:frame draw:style-name="gr45" draw:text-style-name="P9" draw:layer="layout" svg:width="1.379cm" svg:height="0.319cm" svg:x="7.641cm" svg:y="6.014cm">
          <draw:text-box>
            <text:p text:style-name="P2"><text:span text:style-name="T6">Conteúdo</text:span></text:p>
          </draw:text-box>
        </draw:frame>
        <draw:polygon draw:style-name="gr12" draw:text-style-name="P8" draw:layer="layout" svg:width="3.2cm" svg:height="1.001cm" svg:x="9.199cm" svg:y="8.999cm" svg:viewBox="0 0 3201 1002" draw:points="0,0 3201,0 3201,1002 0,1002">
          <text:p/>
        </draw:polygon>
        <draw:frame draw:style-name="gr60" draw:text-style-name="P9" draw:layer="layout" svg:width="4.52cm" svg:height="0.319cm" svg:x="8.141cm" svg:y="7.114cm">
          <draw:text-box>
            <text:p text:style-name="P2"><text:span text:style-name="T6">Filtros: texto | tipo | status | local</text:span></text:p>
          </draw:text-box>
        </draw:frame>
        <draw:polygon draw:style-name="gr61" draw:text-style-name="P23" draw:layer="layout" svg:width="3.201cm" svg:height="1.001cm" svg:x="12.7cm" svg:y="8.999cm" svg:viewBox="0 0 3202 1002" draw:points="0,0 3202,0 3202,1002 0,1002">
          <text:p/>
        </draw:polygon>
        <draw:frame draw:style-name="gr62" draw:text-style-name="P9" draw:layer="layout" svg:width="0.743cm" svg:height="0.319cm" svg:x="9.341cm" svg:y="9.214cm">
          <draw:text-box>
            <text:p text:style-name="P2"><text:span text:style-name="T6">Novo</text:span></text:p>
          </draw:text-box>
        </draw:frame>
        <draw:polygon draw:style-name="gr40" draw:text-style-name="P1" draw:layer="layout" svg:width="11.999cm" svg:height="16.55cm" svg:x="8cm" svg:y="10.999cm" svg:viewBox="0 0 12000 16551" draw:points="0,0 12000,0 12000,16551 0,16551">
          <text:p/>
        </draw:polygon>
        <draw:frame draw:style-name="gr63" draw:text-style-name="P9" draw:layer="layout" svg:width="1.943cm" svg:height="0.319cm" svg:x="12.841cm" svg:y="9.214cm">
          <draw:text-box>
            <text:p text:style-name="P2"><text:span text:style-name="T6">Exportar CSV</text:span></text:p>
          </draw:text-box>
        </draw:frame>
        <draw:frame draw:style-name="gr64" draw:text-style-name="P9" draw:layer="layout" svg:width="3.479cm" svg:height="0.319cm" svg:x="8.259cm" svg:y="11.531cm">
          <draw:text-box>
            <text:p text:style-name="P2"><text:span text:style-name="T6">DataGrid: Equipamentos</text:span></text:p>
          </draw:text-box>
        </draw:frame>
        <draw:frame draw:style-name="gr65" draw:text-style-name="P24" draw:layer="layout" svg:width="9.929cm" svg:height="0.285cm" svg:x="8.517cm" svg:y="12.099cm">
          <draw:text-box>
            <text:p text:style-name="P2"><text:span text:style-name="T9">Colunas: AssetNumber | Tipo | Marca | Modelo | Status | Local | Responsável | </text:span></text:p>
          </draw:text-box>
        </draw:frame>
        <draw:polygon draw:style-name="gr26" draw:text-style-name="P15" draw:layer="layout" svg:width="9cm" svg:height="2.2cm" svg:x="8.149cm" svg:y="24.849cm" svg:viewBox="0 0 9001 2201" draw:points="0,0 9001,0 9001,2201 0,2201">
          <text:p/>
        </draw:polygon>
        <draw:frame draw:style-name="gr66" draw:text-style-name="P24" draw:layer="layout" svg:width="2.729cm" svg:height="0.285cm" svg:x="8.517cm" svg:y="12.438cm">
          <draw:text-box>
            <text:p text:style-name="P2"><text:span text:style-name="T9">Ações (Editar/Excluir)</text:span></text:p>
          </draw:text-box>
        </draw:frame>
        <draw:frame draw:style-name="gr67" draw:text-style-name="P16" draw:layer="layout" svg:width="1.516cm" svg:height="0.285cm" svg:x="8.25cm" svg:y="25.433cm">
          <draw:text-box>
            <text:p text:style-name="P2"><text:span text:style-name="T9">Exportação:</text:span></text:p>
          </draw:text-box>
        </draw:frame>
        <draw:frame draw:style-name="gr68" draw:text-style-name="P16" draw:layer="layout" svg:width="6.266cm" svg:height="0.285cm" svg:x="8.25cm" svg:y="25.733cm">
          <draw:text-box>
            <text:p text:style-name="P2"><text:span text:style-name="T9">• Botão chama GET /api/equipments/export (blob)</text:span></text:p>
          </draw:text-box>
        </draw:frame>
        <draw:frame draw:style-name="gr69" draw:text-style-name="P16" draw:layer="layout" svg:width="7.479cm" svg:height="0.285cm" svg:x="8.25cm" svg:y="26.034cm">
          <draw:text-box>
            <text:p text:style-name="P2"><text:span text:style-name="T9">• Requisito: comunicação HTTPS/TLS validada com curl -v.</text:span></text:p>
          </draw:text-box>
        </draw:frame>
        <draw:frame draw:style-name="gr70" draw:text-style-name="P16" draw:layer="layout" svg:width="6.58cm" svg:height="0.285cm" svg:x="8.25cm" svg:y="26.335cm">
          <draw:text-box>
            <text:p text:style-name="P2"><text:span text:style-name="T9">• Evidência: Network mostra content-type CSV/Blob.</text:span></text:p>
          </draw:text-box>
        </draw:frame>
        <draw:frame draw:style-name="gr57" draw:text-style-name="P4" draw:layer="layout" svg:width="5.862cm" svg:height="0.352cm" svg:x="2.011cm" svg:y="2.3cm">
          <draw:text-box>
            <text:p text:style-name="P2"><text:span text:style-name="T2">Navegação e componentes principais</text:span></text:p>
          </draw:text-box>
        </draw:frame>
        <draw:frame draw:style-name="gr58" draw:text-style-name="P22" draw:layer="layout" svg:width="4.25cm" svg:height="0.319cm" svg:x="2.4cm" svg:y="11.051cm">
          <draw:text-box>
            <text:p text:style-name="P2"><text:span text:style-name="T6">• Image Translúcido/Nítido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5" draw:style-name="dp1" draw:master-page-name="master-page32">
        <draw:line draw:style-name="gr40" draw:text-style-name="P1" draw:layer="layout" svg:x1="2cm" svg:y1="2.9cm" svg:x2="19cm" svg:y2="2.9cm">
          <text:p/>
        </draw:line>
        <draw:polygon draw:style-name="gr26" draw:text-style-name="P15" draw:layer="layout" svg:width="5.2cm" svg:height="24.15cm" svg:x="2cm" svg:y="3.55cm" svg:viewBox="0 0 5201 24151" draw:points="0,0 5201,0 5201,24151 0,24151">
          <text:p/>
        </draw:polygon>
        <draw:frame draw:style-name="gr71" draw:text-style-name="P12" draw:layer="layout" svg:width="11.078cm" svg:height="0.564cm" svg:x="2cm" svg:y="1.565cm">
          <draw:text-box>
            <text:p text:style-name="P2"><text:span text:style-name="T8">Tela 4 – Equipamentos (Cadastro/Edição)</text:span></text:p>
          </draw:text-box>
        </draw:frame>
        <draw:frame draw:style-name="gr33" draw:text-style-name="P9" draw:layer="layout" svg:width="0.796cm" svg:height="0.319cm" svg:x="2.141cm" svg:y="4.214cm">
          <draw:text-box>
            <text:p text:style-name="P2"><text:span text:style-name="T6">Menu</text:span></text:p>
          </draw:text-box>
        </draw:frame>
        <draw:frame draw:style-name="gr34" draw:text-style-name="P9" draw:layer="layout" svg:width="1.755cm" svg:height="0.319cm" svg:x="2.4cm" svg:y="4.956cm">
          <draw:text-box>
            <text:p text:style-name="P2"><text:span text:style-name="T6">• Dashboard</text:span></text:p>
          </draw:text-box>
        </draw:frame>
        <draw:frame draw:style-name="gr35" draw:text-style-name="P9" draw:layer="layout" svg:width="2.231cm" svg:height="0.319cm" svg:x="2.4cm" svg:y="5.506cm">
          <draw:text-box>
            <text:p text:style-name="P2"><text:span text:style-name="T6">• Equipamentos</text:span></text:p>
          </draw:text-box>
        </draw:frame>
        <draw:frame draw:style-name="gr36" draw:text-style-name="P9" draw:layer="layout" svg:width="4.172cm" svg:height="0.319cm" svg:x="2.4cm" svg:y="6.056cm">
          <draw:text-box>
            <text:p text:style-name="P2"><text:span text:style-name="T6">• Busca Textual Equipamento</text:span></text:p>
          </draw:text-box>
        </draw:frame>
        <draw:frame draw:style-name="gr37" draw:text-style-name="P9" draw:layer="layout" svg:width="2.777cm" svg:height="0.319cm" svg:x="2.4cm" svg:y="6.606cm">
          <draw:text-box>
            <text:p text:style-name="P2"><text:span text:style-name="T6">• Usuários (ADMIN)</text:span></text:p>
          </draw:text-box>
        </draw:frame>
        <draw:frame draw:style-name="gr38" draw:text-style-name="P9" draw:layer="layout" svg:width="2.336cm" svg:height="0.319cm" svg:x="2.4cm" svg:y="7.156cm">
          <draw:text-box>
            <text:p text:style-name="P2"><text:span text:style-name="T6">• Perfis (ADMIN)</text:span></text:p>
          </draw:text-box>
        </draw:frame>
        <draw:polygon draw:style-name="gr39" draw:text-style-name="P17" draw:layer="layout" svg:width="11.501cm" svg:height="1.801cm" svg:x="7.499cm" svg:y="3.599cm" svg:viewBox="0 0 11502 1802" draw:points="0,0 11502,0 11502,1802 0,1802">
          <text:p/>
        </draw:polygon>
        <draw:polygon draw:style-name="gr40" draw:text-style-name="P1" draw:layer="layout" svg:width="12.5cm" svg:height="21.9cm" svg:x="7.499cm" svg:y="5.8cm" svg:viewBox="0 0 12501 21901" draw:points="0,0 12501,0 12501,21901 0,21901">
          <text:p/>
        </draw:polygon>
        <draw:polygon draw:style-name="gr72" draw:text-style-name="P1" draw:layer="layout" svg:width="4.899cm" svg:height="1cm" svg:x="8cm" svg:y="7.4cm" svg:viewBox="0 0 4900 1001" draw:points="0,0 4900,0 4900,1001 0,1001">
          <text:p/>
        </draw:polygon>
        <draw:frame draw:style-name="gr41" draw:text-style-name="P9" draw:layer="layout" svg:width="0.766cm" svg:height="0.319cm" svg:x="2.4cm" svg:y="7.706cm">
          <draw:text-box>
            <text:p text:style-name="P2"><text:span text:style-name="T6">• Sair</text:span></text:p>
          </draw:text-box>
        </draw:frame>
        <draw:frame draw:style-name="gr42" draw:text-style-name="P9" draw:layer="layout" svg:width="1.008cm" svg:height="0.319cm" svg:x="7.641cm" svg:y="3.814cm">
          <draw:text-box>
            <text:p text:style-name="P2"><text:span text:style-name="T6">Topbar</text:span></text:p>
          </draw:text-box>
        </draw:frame>
        <draw:frame draw:style-name="gr43" draw:text-style-name="P9" draw:layer="layout" svg:width="6.308cm" svg:height="0.319cm" svg:x="7.8cm" svg:y="4.356cm">
          <draw:text-box>
            <text:p text:style-name="P2"><text:span text:style-name="T6">Usuário logado | Perfil | Status (Ativo/Inativo)</text:span></text:p>
          </draw:text-box>
        </draw:frame>
        <draw:frame draw:style-name="gr45" draw:text-style-name="P9" draw:layer="layout" svg:width="1.379cm" svg:height="0.319cm" svg:x="7.641cm" svg:y="6.014cm">
          <draw:text-box>
            <text:p text:style-name="P2"><text:span text:style-name="T6">Conteúdo</text:span></text:p>
          </draw:text-box>
        </draw:frame>
        <draw:polygon draw:style-name="gr72" draw:text-style-name="P1" draw:layer="layout" svg:width="4.899cm" svg:height="1cm" svg:x="13.9cm" svg:y="7.4cm" svg:viewBox="0 0 4900 1001" draw:points="0,0 4900,0 4900,1001 0,1001">
          <text:p/>
        </draw:polygon>
        <draw:frame draw:style-name="gr73" draw:text-style-name="P9" draw:layer="layout" svg:width="1.749cm" svg:height="0.319cm" svg:x="8.141cm" svg:y="7.614cm">
          <draw:text-box>
            <text:p text:style-name="P2"><text:span text:style-name="T6">Tipo (select)</text:span></text:p>
          </draw:text-box>
        </draw:frame>
        <draw:polygon draw:style-name="gr72" draw:text-style-name="P1" draw:layer="layout" svg:width="4.899cm" svg:height="1cm" svg:x="8cm" svg:y="8.9cm" svg:viewBox="0 0 4900 1001" draw:points="0,0 4900,0 4900,1001 0,1001">
          <text:p/>
        </draw:polygon>
        <draw:frame draw:style-name="gr74" draw:text-style-name="P9" draw:layer="layout" svg:width="2.031cm" svg:height="0.319cm" svg:x="14.041cm" svg:y="7.614cm">
          <draw:text-box>
            <text:p text:style-name="P2"><text:span text:style-name="T6">Status (select)</text:span></text:p>
          </draw:text-box>
        </draw:frame>
        <draw:polygon draw:style-name="gr72" draw:text-style-name="P1" draw:layer="layout" svg:width="4.899cm" svg:height="1cm" svg:x="13.9cm" svg:y="8.9cm" svg:viewBox="0 0 4900 1001" draw:points="0,0 4900,0 4900,1001 0,1001">
          <text:p/>
        </draw:polygon>
        <draw:frame draw:style-name="gr75" draw:text-style-name="P9" draw:layer="layout" svg:width="0.884cm" svg:height="0.319cm" svg:x="8.141cm" svg:y="9.114cm">
          <draw:text-box>
            <text:p text:style-name="P2"><text:span text:style-name="T6">Marca</text:span></text:p>
          </draw:text-box>
        </draw:frame>
        <draw:polygon draw:style-name="gr72" draw:text-style-name="P1" draw:layer="layout" svg:width="4.899cm" svg:height="1.001cm" svg:x="8cm" svg:y="10.399cm" svg:viewBox="0 0 4900 1002" draw:points="0,0 4900,0 4900,1002 0,1002">
          <text:p/>
        </draw:polygon>
        <draw:frame draw:style-name="gr76" draw:text-style-name="P9" draw:layer="layout" svg:width="1.043cm" svg:height="0.319cm" svg:x="14.041cm" svg:y="9.114cm">
          <draw:text-box>
            <text:p text:style-name="P2"><text:span text:style-name="T6">Modelo</text:span></text:p>
          </draw:text-box>
        </draw:frame>
        <draw:polygon draw:style-name="gr72" draw:text-style-name="P1" draw:layer="layout" svg:width="4.899cm" svg:height="1.001cm" svg:x="13.9cm" svg:y="10.399cm" svg:viewBox="0 0 4900 1002" draw:points="0,0 4900,0 4900,1002 0,1002">
          <text:p/>
        </draw:polygon>
        <draw:frame draw:style-name="gr77" draw:text-style-name="P9" draw:layer="layout" svg:width="2.014cm" svg:height="0.319cm" svg:x="8.141cm" svg:y="10.614cm">
          <draw:text-box>
            <text:p text:style-name="P2"><text:span text:style-name="T6">Asset Number</text:span></text:p>
          </draw:text-box>
        </draw:frame>
        <draw:polygon draw:style-name="gr72" draw:text-style-name="P1" draw:layer="layout" svg:width="4.899cm" svg:height="1cm" svg:x="8cm" svg:y="11.9cm" svg:viewBox="0 0 4900 1001" draw:points="0,0 4900,0 4900,1001 0,1001">
          <text:p/>
        </draw:polygon>
        <draw:frame draw:style-name="gr78" draw:text-style-name="P9" draw:layer="layout" svg:width="2.138cm" svg:height="0.319cm" svg:x="14.041cm" svg:y="10.614cm">
          <draw:text-box>
            <text:p text:style-name="P2"><text:span text:style-name="T6">Data Aquisição</text:span></text:p>
          </draw:text-box>
        </draw:frame>
        <draw:polygon draw:style-name="gr72" draw:text-style-name="P1" draw:layer="layout" svg:width="4.899cm" svg:height="1cm" svg:x="13.9cm" svg:y="11.9cm" svg:viewBox="0 0 4900 1001" draw:points="0,0 4900,0 4900,1001 0,1001">
          <text:p/>
        </draw:polygon>
        <draw:frame draw:style-name="gr79" draw:text-style-name="P9" draw:layer="layout" svg:width="2.208cm" svg:height="0.319cm" svg:x="8.141cm" svg:y="12.114cm">
          <draw:text-box>
            <text:p text:style-name="P2"><text:span text:style-name="T6">Valor Aquisição</text:span></text:p>
          </draw:text-box>
        </draw:frame>
        <draw:polygon draw:style-name="gr72" draw:text-style-name="P1" draw:layer="layout" svg:width="10.799cm" svg:height="1cm" svg:x="8cm" svg:y="13.4cm" svg:viewBox="0 0 10800 1001" draw:points="0,0 10800,0 10800,1001 0,1001">
          <text:p/>
        </draw:polygon>
        <draw:frame draw:style-name="gr80" draw:text-style-name="P9" draw:layer="layout" svg:width="1.838cm" svg:height="0.319cm" svg:x="14.041cm" svg:y="12.114cm">
          <draw:text-box>
            <text:p text:style-name="P2"><text:span text:style-name="T6">Responsável</text:span></text:p>
          </draw:text-box>
        </draw:frame>
        <draw:polygon draw:style-name="gr12" draw:text-style-name="P8" draw:layer="layout" svg:width="4cm" svg:height="1.001cm" svg:x="8cm" svg:y="15.199cm" svg:viewBox="0 0 4001 1002" draw:points="0,0 4001,0 4001,1002 0,1002">
          <text:p/>
        </draw:polygon>
        <draw:frame draw:style-name="gr81" draw:text-style-name="P9" draw:layer="layout" svg:width="1.679cm" svg:height="0.319cm" svg:x="8.141cm" svg:y="13.614cm">
          <draw:text-box>
            <text:p text:style-name="P2"><text:span text:style-name="T6">Localização</text:span></text:p>
          </draw:text-box>
        </draw:frame>
        <draw:polygon draw:style-name="gr26" draw:text-style-name="P15" draw:layer="layout" svg:width="3.999cm" svg:height="1.001cm" svg:x="12.5cm" svg:y="15.199cm" svg:viewBox="0 0 4000 1002" draw:points="0,0 4000,0 4000,1002 0,1002">
          <text:p/>
        </draw:polygon>
        <draw:frame draw:style-name="gr24" draw:text-style-name="P9" draw:layer="layout" svg:width="0.902cm" svg:height="0.319cm" svg:x="8.141cm" svg:y="15.414cm">
          <draw:text-box>
            <text:p text:style-name="P2"><text:span text:style-name="T6">Salvar</text:span></text:p>
          </draw:text-box>
        </draw:frame>
        <draw:polygon draw:style-name="gr26" draw:text-style-name="P15" draw:layer="layout" svg:width="11.399cm" svg:height="2.2cm" svg:x="8cm" svg:y="25.2cm" svg:viewBox="0 0 11400 2201" draw:points="0,0 11400,0 11400,2201 0,2201">
          <text:p/>
        </draw:polygon>
        <draw:frame draw:style-name="gr82" draw:text-style-name="P9" draw:layer="layout" svg:width="1.273cm" svg:height="0.319cm" svg:x="12.641cm" svg:y="15.414cm">
          <draw:text-box>
            <text:p text:style-name="P2"><text:span text:style-name="T6">Cancelar</text:span></text:p>
          </draw:text-box>
        </draw:frame>
        <draw:frame draw:style-name="gr83" draw:text-style-name="P16" draw:layer="layout" svg:width="2.367cm" svg:height="0.285cm" svg:x="8.25cm" svg:y="25.433cm">
          <draw:text-box>
            <text:p text:style-name="P2"><text:span text:style-name="T9">Regras de acesso:</text:span></text:p>
          </draw:text-box>
        </draw:frame>
        <draw:frame draw:style-name="gr84" draw:text-style-name="P16" draw:layer="layout" svg:width="5.57cm" svg:height="0.285cm" svg:x="8.25cm" svg:y="25.733cm">
          <draw:text-box>
            <text:p text:style-name="P2"><text:span text:style-name="T9">• POST: ADMIN/GESTOR_TI/ANALISTA_TI</text:span></text:p>
          </draw:text-box>
        </draw:frame>
        <draw:frame draw:style-name="gr85" draw:text-style-name="P16" draw:layer="layout" svg:width="3.505cm" svg:height="0.285cm" svg:x="8.25cm" svg:y="26.033cm">
          <draw:text-box>
            <text:p text:style-name="P2"><text:span text:style-name="T9">• PUT: ADMIN/GESTOR_TI</text:span></text:p>
          </draw:text-box>
        </draw:frame>
        <draw:frame draw:style-name="gr86" draw:text-style-name="P16" draw:layer="layout" svg:width="2.355cm" svg:height="0.285cm" svg:x="8.25cm" svg:y="26.333cm">
          <draw:text-box>
            <text:p text:style-name="P2"><text:span text:style-name="T9">• DELETE: ADMIN</text:span></text:p>
          </draw:text-box>
        </draw:frame>
        <draw:frame draw:style-name="gr87" draw:text-style-name="P16" draw:layer="layout" svg:width="10.8cm" svg:height="0.285cm" svg:x="8.25cm" svg:y="26.633cm">
          <draw:text-box>
            <text:p text:style-name="P2"><text:span text:style-name="T9">Validação: enums tipo/status enviados como valores (ex.: SWITCH, EM_GARANTIA).</text:span></text:p>
          </draw:text-box>
        </draw:frame>
        <draw:frame draw:style-name="gr57" draw:text-style-name="P4" draw:layer="layout" svg:width="5.862cm" svg:height="0.352cm" svg:x="2.011cm" svg:y="2.3cm">
          <draw:text-box>
            <text:p text:style-name="P2"><text:span text:style-name="T2">Navegação e componentes principais</text:span></text:p>
          </draw:text-box>
        </draw:frame>
        <draw:frame draw:style-name="gr58" draw:text-style-name="P22" draw:layer="layout" svg:width="4.25cm" svg:height="0.319cm" svg:x="2.4cm" svg:y="11.051cm">
          <draw:text-box>
            <text:p text:style-name="P2"><text:span text:style-name="T6">• Image Translúcido/Nítido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6" draw:style-name="dp1" draw:master-page-name="master-page32">
        <draw:line draw:style-name="gr40" draw:text-style-name="P1" draw:layer="layout" svg:x1="2cm" svg:y1="2.9cm" svg:x2="19cm" svg:y2="2.9cm">
          <text:p/>
        </draw:line>
        <draw:polygon draw:style-name="gr26" draw:text-style-name="P15" draw:layer="layout" svg:width="5.2cm" svg:height="24.2cm" svg:x="1.949cm" svg:y="3.599cm" svg:viewBox="0 0 5201 24201" draw:points="0,0 5201,0 5201,24201 0,24201">
          <text:p/>
        </draw:polygon>
        <draw:frame draw:style-name="gr33" draw:text-style-name="P9" draw:layer="layout" svg:width="0.796cm" svg:height="0.319cm" svg:x="2.141cm" svg:y="4.214cm">
          <draw:text-box>
            <text:p text:style-name="P2"><text:span text:style-name="T6">Menu</text:span></text:p>
          </draw:text-box>
        </draw:frame>
        <draw:frame draw:style-name="gr34" draw:text-style-name="P9" draw:layer="layout" svg:width="1.755cm" svg:height="0.319cm" svg:x="2.4cm" svg:y="4.956cm">
          <draw:text-box>
            <text:p text:style-name="P2"><text:span text:style-name="T6">• Dashboard</text:span></text:p>
          </draw:text-box>
        </draw:frame>
        <draw:frame draw:style-name="gr35" draw:text-style-name="P9" draw:layer="layout" svg:width="2.231cm" svg:height="0.319cm" svg:x="2.4cm" svg:y="5.506cm">
          <draw:text-box>
            <text:p text:style-name="P2"><text:span text:style-name="T6">• Equipamentos</text:span></text:p>
          </draw:text-box>
        </draw:frame>
        <draw:frame draw:style-name="gr36" draw:text-style-name="P9" draw:layer="layout" svg:width="4.172cm" svg:height="0.319cm" svg:x="2.4cm" svg:y="6.056cm">
          <draw:text-box>
            <text:p text:style-name="P2"><text:span text:style-name="T6">• Busca Textual Equipamento</text:span></text:p>
          </draw:text-box>
        </draw:frame>
        <draw:frame draw:style-name="gr37" draw:text-style-name="P9" draw:layer="layout" svg:width="2.777cm" svg:height="0.319cm" svg:x="2.4cm" svg:y="6.606cm">
          <draw:text-box>
            <text:p text:style-name="P2"><text:span text:style-name="T6">• Usuários (ADMIN)</text:span></text:p>
          </draw:text-box>
        </draw:frame>
        <draw:frame draw:style-name="gr38" draw:text-style-name="P9" draw:layer="layout" svg:width="2.336cm" svg:height="0.319cm" svg:x="2.4cm" svg:y="7.156cm">
          <draw:text-box>
            <text:p text:style-name="P2"><text:span text:style-name="T6">• Perfis (ADMIN)</text:span></text:p>
          </draw:text-box>
        </draw:frame>
        <draw:polygon draw:style-name="gr39" draw:text-style-name="P17" draw:layer="layout" svg:width="11.501cm" svg:height="1.801cm" svg:x="7.499cm" svg:y="3.599cm" svg:viewBox="0 0 11502 1802" draw:points="0,0 11502,0 11502,1802 0,1802">
          <text:p/>
        </draw:polygon>
        <draw:polygon draw:style-name="gr40" draw:text-style-name="P1" draw:layer="layout" svg:width="12.5cm" svg:height="21.9cm" svg:x="7.499cm" svg:y="5.8cm" svg:viewBox="0 0 12501 21901" draw:points="0,0 12501,0 12501,21901 0,21901">
          <text:p/>
        </draw:polygon>
        <draw:polygon draw:style-name="gr72" draw:text-style-name="P1" draw:layer="layout" svg:width="10.799cm" svg:height="1.3cm" svg:x="8cm" svg:y="6.9cm" svg:viewBox="0 0 10800 1301" draw:points="0,0 10800,0 10800,1301 0,1301">
          <text:p/>
        </draw:polygon>
        <draw:frame draw:style-name="gr41" draw:text-style-name="P9" draw:layer="layout" svg:width="0.766cm" svg:height="0.319cm" svg:x="2.4cm" svg:y="7.706cm">
          <draw:text-box>
            <text:p text:style-name="P2"><text:span text:style-name="T6">• Sair</text:span></text:p>
          </draw:text-box>
        </draw:frame>
        <draw:frame draw:style-name="gr42" draw:text-style-name="P9" draw:layer="layout" svg:width="1.008cm" svg:height="0.319cm" svg:x="7.641cm" svg:y="3.814cm">
          <draw:text-box>
            <text:p text:style-name="P2"><text:span text:style-name="T6">Topbar</text:span></text:p>
          </draw:text-box>
        </draw:frame>
        <draw:frame draw:style-name="gr43" draw:text-style-name="P9" draw:layer="layout" svg:width="6.308cm" svg:height="0.319cm" svg:x="7.8cm" svg:y="4.356cm">
          <draw:text-box>
            <text:p text:style-name="P2"><text:span text:style-name="T6">Usuário logado | Perfil | Status (Ativo/Inativo)</text:span></text:p>
          </draw:text-box>
        </draw:frame>
        <draw:frame draw:style-name="gr45" draw:text-style-name="P9" draw:layer="layout" svg:width="1.379cm" svg:height="0.319cm" svg:x="7.641cm" svg:y="6.014cm">
          <draw:text-box>
            <text:p text:style-name="P2"><text:span text:style-name="T6">Conteúdo</text:span></text:p>
          </draw:text-box>
        </draw:frame>
        <draw:polygon draw:style-name="gr12" draw:text-style-name="P8" draw:layer="layout" svg:width="3.2cm" svg:height="1cm" svg:x="9.199cm" svg:y="8.8cm" svg:viewBox="0 0 3201 1001" draw:points="0,0 3201,0 3201,1001 0,1001">
          <text:p/>
        </draw:polygon>
        <draw:frame draw:style-name="gr88" draw:text-style-name="P9" draw:layer="layout" svg:width="5.737cm" svg:height="0.319cm" svg:x="8.141cm" svg:y="7.114cm">
          <draw:text-box>
            <text:p text:style-name="P2"><text:span text:style-name="T6">Campo: digite qualquer palavra (full-text)</text:span></text:p>
          </draw:text-box>
        </draw:frame>
        <draw:polygon draw:style-name="gr61" draw:text-style-name="P23" draw:layer="layout" svg:width="3.201cm" svg:height="1cm" svg:x="12.7cm" svg:y="8.8cm" svg:viewBox="0 0 3202 1001" draw:points="0,0 3202,0 3202,1001 0,1001">
          <text:p/>
        </draw:polygon>
        <draw:frame draw:style-name="gr89" draw:text-style-name="P9" draw:layer="layout" svg:width="0.99cm" svg:height="0.319cm" svg:x="9.341cm" svg:y="9.014cm">
          <draw:text-box>
            <text:p text:style-name="P2"><text:span text:style-name="T6">Buscar</text:span></text:p>
          </draw:text-box>
        </draw:frame>
        <draw:polygon draw:style-name="gr40" draw:text-style-name="P1" draw:layer="layout" svg:width="12.299cm" svg:height="16.451cm" svg:x="7.65cm" svg:y="10.848cm" svg:viewBox="0 0 12300 16452" draw:points="0,0 12300,0 12300,16452 0,16452">
          <text:p/>
        </draw:polygon>
        <draw:frame draw:style-name="gr90" draw:text-style-name="P9" draw:layer="layout" svg:width="1.202cm" svg:height="0.319cm" svg:x="12.841cm" svg:y="9.014cm">
          <draw:text-box>
            <text:p text:style-name="P2"><text:span text:style-name="T6">Exportar</text:span></text:p>
          </draw:text-box>
        </draw:frame>
        <draw:polygon draw:style-name="gr26" draw:text-style-name="P15" draw:layer="layout" svg:width="10.499cm" svg:height="1.749cm" svg:x="7.9cm" svg:y="25.3cm" svg:viewBox="0 0 10500 1750" draw:points="0,0 10500,0 10500,1750 0,1750">
          <text:p/>
        </draw:polygon>
        <draw:frame draw:style-name="gr91" draw:text-style-name="P9" draw:layer="layout" svg:width="5.191cm" svg:height="0.319cm" svg:x="8.141cm" svg:y="11.214cm">
          <draw:text-box>
            <text:p text:style-name="P2"><text:span text:style-name="T6">Resultados (somente equipamentos)</text:span></text:p>
          </draw:text-box>
        </draw:frame>
        <draw:frame draw:style-name="gr92" draw:text-style-name="P16" draw:layer="layout" svg:width="1.421cm" svg:height="0.285cm" svg:x="8.25cm" svg:y="25.433cm">
          <draw:text-box>
            <text:p text:style-name="P2"><text:span text:style-name="T9">Integração:</text:span></text:p>
          </draw:text-box>
        </draw:frame>
        <draw:frame draw:style-name="gr93" draw:text-style-name="P16" draw:layer="layout" svg:width="7.18cm" svg:height="0.285cm" svg:x="8.25cm" svg:y="25.733cm">
          <draw:text-box>
            <text:p text:style-name="P2"><text:span text:style-name="T9">• Consulta no Elasticsearch via backend (pacote search).</text:span></text:p>
          </draw:text-box>
        </draw:frame>
        <draw:frame draw:style-name="gr94" draw:text-style-name="P16" draw:layer="layout" svg:width="7.133cm" svg:height="0.285cm" svg:x="8.25cm" svg:y="26.033cm">
          <draw:text-box>
            <text:p text:style-name="P2"><text:span text:style-name="T9">• Disponível para qualquer usuário autenticado e ATIVO.</text:span></text:p>
          </draw:text-box>
        </draw:frame>
        <draw:frame draw:style-name="gr95" draw:text-style-name="P16" draw:layer="layout" svg:width="6.976cm" svg:height="0.285cm" svg:x="8.25cm" svg:y="26.333cm">
          <draw:text-box>
            <text:p text:style-name="P2"><text:span text:style-name="T9">• Não expõe dados de usuários; apenas equipamentos.</text:span></text:p>
          </draw:text-box>
        </draw:frame>
        <draw:frame draw:style-name="gr57" draw:text-style-name="P4" draw:layer="layout" svg:width="5.862cm" svg:height="0.352cm" svg:x="2.011cm" svg:y="2.3cm">
          <draw:text-box>
            <text:p text:style-name="P2"><text:span text:style-name="T2">Navegação e componentes principais</text:span></text:p>
          </draw:text-box>
        </draw:frame>
        <draw:frame draw:style-name="gr96" draw:text-style-name="P25" draw:layer="layout" svg:width="18.177cm" svg:height="0.53cm" svg:x="2.011cm" svg:y="1.529cm">
          <draw:text-box>
            <text:p text:style-name="P2"><text:span text:style-name="T10">Tela 5 – Busca Textual </text:span><text:span text:style-name="T10">Equipamento </text:span><text:span text:style-name="T10">(Elasticsearch) a ser </text:span><text:span text:style-name="T10">implementada</text:span></text:p>
          </draw:text-box>
        </draw:frame>
        <draw:frame draw:style-name="gr58" draw:text-style-name="P22" draw:layer="layout" svg:width="4.25cm" svg:height="0.319cm" svg:x="2.4cm" svg:y="11.051cm">
          <draw:text-box>
            <text:p text:style-name="P2"><text:span text:style-name="T6">• </text:span><text:span text:style-name="T6">Image </text:span><text:span text:style-name="T6">Transl</text:span><text:span text:style-name="T6">úcido/</text:span><text:span text:style-name="T6">Nítido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  <draw:page draw:name="page7" draw:style-name="dp1" draw:master-page-name="master-page32">
        <draw:frame draw:style-name="gr97" draw:text-style-name="P12" draw:layer="layout" svg:width="6.916cm" svg:height="0.564cm" svg:x="2cm" svg:y="1.565cm">
          <draw:text-box>
            <text:p text:style-name="P2"><text:span text:style-name="T8">Te</text:span><text:span text:style-name="T8">la </text:span><text:span text:style-name="T8">6 – </text:span><text:span text:style-name="T8">Us</text:span><text:span text:style-name="T8">uá</text:span><text:span text:style-name="T8">rio</text:span><text:span text:style-name="T8">s </text:span><text:span text:style-name="T8">(A</text:span><text:span text:style-name="T8">d</text:span><text:span text:style-name="T8">mi</text:span><text:span text:style-name="T8">n)</text:span></text:p>
          </draw:text-box>
        </draw:frame>
        <draw:line draw:style-name="gr40" draw:text-style-name="P1" draw:layer="layout" svg:x1="2cm" svg:y1="2.9cm" svg:x2="19cm" svg:y2="2.9cm">
          <text:p/>
        </draw:line>
        <draw:polygon draw:style-name="gr26" draw:text-style-name="P15" draw:layer="layout" svg:width="5.2cm" svg:height="24.15cm" svg:x="2cm" svg:y="3.55cm" svg:viewBox="0 0 5201 24151" draw:points="0,0 5201,0 5201,24151 0,24151">
          <text:p/>
        </draw:polygon>
        <draw:frame draw:style-name="gr98" draw:text-style-name="P4" draw:layer="layout" svg:width="7.814cm" svg:height="0.352cm" svg:x="2cm" svg:y="2.328cm">
          <draw:text-box>
            <text:p text:style-name="P2"><text:span text:style-name="T2">Wireframe </text:span><text:span text:style-name="T2">– </text:span><text:span text:style-name="T2">navegação </text:span><text:span text:style-name="T2">e </text:span><text:span text:style-name="T2">componen</text:span><text:span text:style-name="T2">tes </text:span><text:span text:style-name="T2">principais</text:span></text:p>
          </draw:text-box>
        </draw:frame>
        <draw:frame draw:style-name="gr33" draw:text-style-name="P9" draw:layer="layout" svg:width="0.796cm" svg:height="0.319cm" svg:x="2.141cm" svg:y="4.214cm">
          <draw:text-box>
            <text:p text:style-name="P2"><text:span text:style-name="T6">Menu</text:span></text:p>
          </draw:text-box>
        </draw:frame>
        <draw:frame draw:style-name="gr34" draw:text-style-name="P9" draw:layer="layout" svg:width="1.755cm" svg:height="0.319cm" svg:x="2.4cm" svg:y="4.956cm">
          <draw:text-box>
            <text:p text:style-name="P2"><text:span text:style-name="T6">• Dashboard</text:span></text:p>
          </draw:text-box>
        </draw:frame>
        <draw:frame draw:style-name="gr35" draw:text-style-name="P9" draw:layer="layout" svg:width="2.231cm" svg:height="0.319cm" svg:x="2.4cm" svg:y="5.506cm">
          <draw:text-box>
            <text:p text:style-name="P2"><text:span text:style-name="T6">• Equipamentos</text:span></text:p>
          </draw:text-box>
        </draw:frame>
        <draw:frame draw:style-name="gr36" draw:text-style-name="P9" draw:layer="layout" svg:width="4.172cm" svg:height="0.319cm" svg:x="2.4cm" svg:y="6.056cm">
          <draw:text-box>
            <text:p text:style-name="P2"><text:span text:style-name="T6">• Busca Textual </text:span><text:span text:style-name="T6">Equipamento</text:span></text:p>
          </draw:text-box>
        </draw:frame>
        <draw:frame draw:style-name="gr37" draw:text-style-name="P9" draw:layer="layout" svg:width="2.777cm" svg:height="0.319cm" svg:x="2.4cm" svg:y="6.606cm">
          <draw:text-box>
            <text:p text:style-name="P2"><text:span text:style-name="T6">• Usuários </text:span><text:span text:style-name="T6">(ADMIN)</text:span></text:p>
          </draw:text-box>
        </draw:frame>
        <draw:frame draw:style-name="gr38" draw:text-style-name="P9" draw:layer="layout" svg:width="2.336cm" svg:height="0.319cm" svg:x="2.4cm" svg:y="7.156cm">
          <draw:text-box>
            <text:p text:style-name="P2"><text:span text:style-name="T6">• Perfis </text:span><text:span text:style-name="T6">(ADMIN)</text:span></text:p>
          </draw:text-box>
        </draw:frame>
        <draw:polygon draw:style-name="gr39" draw:text-style-name="P17" draw:layer="layout" svg:width="11.501cm" svg:height="1.801cm" svg:x="7.499cm" svg:y="3.599cm" svg:viewBox="0 0 11502 1802" draw:points="0,0 11502,0 11502,1802 0,1802">
          <text:p/>
        </draw:polygon>
        <draw:polygon draw:style-name="gr40" draw:text-style-name="P1" draw:layer="layout" svg:width="12.5cm" svg:height="21.999cm" svg:x="7.499cm" svg:y="5.8cm" svg:viewBox="0 0 12501 22000" draw:points="0,0 12501,0 12501,22000 0,22000">
          <text:p/>
        </draw:polygon>
        <draw:polygon draw:style-name="gr99" draw:text-style-name="P8" draw:layer="layout" svg:width="3.2cm" svg:height="1.001cm" svg:x="9.199cm" svg:y="6.999cm" svg:viewBox="0 0 3201 1002" draw:points="0,0 3201,0 3201,1002 0,1002">
          <text:p/>
        </draw:polygon>
        <draw:polygon draw:style-name="gr100" draw:text-style-name="P1" draw:layer="layout" svg:width="3.2cm" svg:height="1.001cm" svg:x="9.199cm" svg:y="6.999cm" svg:viewBox="0 0 3201 1002" draw:points="0,0 3201,0 3201,1002 0,1002">
          <text:p/>
        </draw:polygon>
        <draw:polygon draw:style-name="gr40" draw:text-style-name="P1" draw:layer="layout" svg:width="12.599cm" svg:height="19.299cm" svg:x="7.4cm" svg:y="8.5cm" svg:viewBox="0 0 12600 19300" draw:points="0,0 12600,0 12600,19300 0,19300">
          <text:p/>
        </draw:polygon>
        <draw:frame draw:style-name="gr41" draw:text-style-name="P9" draw:layer="layout" svg:width="0.766cm" svg:height="0.319cm" svg:x="2.4cm" svg:y="7.706cm">
          <draw:text-box>
            <text:p text:style-name="P2"><text:span text:style-name="T6">• Sair</text:span></text:p>
          </draw:text-box>
        </draw:frame>
        <draw:frame draw:style-name="gr42" draw:text-style-name="P9" draw:layer="layout" svg:width="1.008cm" svg:height="0.319cm" svg:x="7.641cm" svg:y="3.814cm">
          <draw:text-box>
            <text:p text:style-name="P2"><text:span text:style-name="T6">Topbar</text:span></text:p>
          </draw:text-box>
        </draw:frame>
        <draw:frame draw:style-name="gr43" draw:text-style-name="P9" draw:layer="layout" svg:width="6.308cm" svg:height="0.319cm" svg:x="7.8cm" svg:y="4.356cm">
          <draw:text-box>
            <text:p text:style-name="P2"><text:span text:style-name="T6">Usuário logado | Perfil | Status </text:span><text:span text:style-name="T6">(Ativo/Inativo)</text:span></text:p>
          </draw:text-box>
        </draw:frame>
        <draw:frame draw:style-name="gr45" draw:text-style-name="P9" draw:layer="layout" svg:width="1.379cm" svg:height="0.319cm" svg:x="7.641cm" svg:y="6.014cm">
          <draw:text-box>
            <text:p text:style-name="P2"><text:span text:style-name="T6">Conte</text:span><text:span text:style-name="T6">údo</text:span></text:p>
          </draw:text-box>
        </draw:frame>
        <draw:frame draw:style-name="gr101" draw:text-style-name="P9" draw:layer="layout" svg:width="1.925cm" svg:height="0.319cm" svg:x="9.341cm" svg:y="7.214cm">
          <draw:text-box>
            <text:p text:style-name="P2"><text:span text:style-name="T6">Novo </text:span><text:span text:style-name="T6">Usuá</text:span><text:span text:style-name="T6">rio</text:span></text:p>
          </draw:text-box>
        </draw:frame>
        <draw:frame draw:style-name="gr102" draw:text-style-name="P9" draw:layer="layout" svg:width="2.702cm" svg:height="0.319cm" svg:x="8.141cm" svg:y="8.714cm">
          <draw:text-box>
            <text:p text:style-name="P2"><text:span text:style-name="T6">DataGrid: </text:span><text:span text:style-name="T6">Usuários</text:span></text:p>
          </draw:text-box>
        </draw:frame>
        <draw:polygon draw:style-name="gr26" draw:text-style-name="P15" draw:layer="layout" svg:width="10.499cm" svg:height="2.2cm" svg:x="8cm" svg:y="25.2cm" svg:viewBox="0 0 10500 2201" draw:points="0,0 10500,0 10500,2201 0,2201">
          <text:p/>
        </draw:polygon>
        <draw:frame draw:style-name="gr103" draw:text-style-name="P24" draw:layer="layout" svg:width="9.881cm" svg:height="0.285cm" svg:x="8.371cm" svg:y="9.543cm">
          <draw:text-box>
            <text:p text:style-name="P2"><text:span text:style-name="T9">Colunas: Nome | E-</text:span><text:span text:style-name="T9">mail | Profile | Ativo | </text:span><text:span text:style-name="T9">Ações </text:span><text:span text:style-name="T9">(Editar/Ativar/Inativar/</text:span><text:span text:style-name="T9">Exportar)</text:span></text:p>
          </draw:text-box>
        </draw:frame>
        <draw:frame draw:style-name="gr28" draw:text-style-name="P16" draw:layer="layout" svg:width="0.995cm" svg:height="0.285cm" svg:x="8.25cm" svg:y="25.433cm">
          <draw:text-box>
            <text:p text:style-name="P2"><text:span text:style-name="T9">Regras:</text:span></text:p>
          </draw:text-box>
        </draw:frame>
        <draw:frame draw:style-name="gr104" draw:text-style-name="P16" draw:layer="layout" svg:width="3.348cm" svg:height="0.285cm" svg:x="8.25cm" svg:y="25.733cm">
          <draw:text-box>
            <text:p text:style-name="P2"><text:span text:style-name="T9">• Acesso somente ADMIN.</text:span></text:p>
          </draw:text-box>
        </draw:frame>
        <draw:frame draw:style-name="gr105" draw:text-style-name="P16" draw:layer="layout" svg:width="3.474cm" svg:height="0.285cm" svg:x="8.25cm" svg:y="26.033cm">
          <draw:text-box>
            <text:p text:style-name="P2"><text:span text:style-name="T9">• Ativar/Inativar via PATCH.</text:span></text:p>
          </draw:text-box>
        </draw:frame>
        <draw:frame draw:style-name="gr106" draw:text-style-name="P16" draw:layer="layout" svg:width="4.988cm" svg:height="0.285cm" svg:x="8.25cm" svg:y="26.333cm">
          <draw:text-box>
            <text:p text:style-name="P2"><text:span text:style-name="T9">• Exportar CSV via /api/usuarios/export.</text:span></text:p>
          </draw:text-box>
        </draw:frame>
        <draw:frame draw:style-name="gr107" draw:text-style-name="P16" draw:layer="layout" svg:width="4.909cm" svg:height="0.285cm" svg:x="8.25cm" svg:y="26.633cm">
          <draw:text-box>
            <text:p text:style-name="P2"><text:span text:style-name="T9">• Perfis alimentam select (/api/profiles).</text:span></text:p>
          </draw:text-box>
        </draw:frame>
        <draw:frame draw:style-name="gr58" draw:text-style-name="P22" draw:layer="layout" svg:width="4.25cm" svg:height="0.319cm" svg:x="2.4cm" svg:y="11.05cm">
          <draw:text-box>
            <text:p text:style-name="P2"><text:span text:style-name="T6">• Image </text:span><text:span text:style-name="T6">Translúcido/</text:span><text:span text:style-name="T6">Nítido</text:span></text:p>
          </draw:text-box>
        </draw:frame>
        <draw:polygon draw:style-name="gr16" draw:text-style-name="P11" draw:layer="layout" svg:width="18.999cm" svg:height="0.749cm" svg:x="1.15cm" svg:y="28.55cm" svg:viewBox="0 0 19000 750" draw:points="0,0 19000,0 19000,750 0,750">
          <text:p text:style-name="P10"><text:span text:style-name="T7">Autor: Claudio Almeida | 2026-01-16 | Wireframe v1.1 | FE: claudio-itinventory-front @ c03bb81 | BE: itinventory_equip @ 50145fc</text:span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0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6T15:34:31.423813000</dc:date>
    <meta:editing-duration>PT22M21S</meta:editing-duration>
    <meta:editing-cycles>2</meta:editing-cycles>
    <meta:generator>LibreOffice/25.8.4.2$MacOSX_AARCH64 LibreOffice_project/290daaa01b999472f0c7a3890eb6a550fd74c6df</meta:generator>
    <meta:document-statistic meta:object-count="206"/>
  </office:meta>
</office:document-meta>
</file>